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826" officeooo:paragraph-rsid="000e1826"/>
    </style:style>
    <style:style style:name="P2" style:family="paragraph" style:parent-style-name="Standard">
      <style:text-properties officeooo:rsid="000e1826" officeooo:paragraph-rsid="000d2b35"/>
    </style:style>
    <style:style style:name="P3" style:family="paragraph" style:parent-style-name="Standard">
      <style:text-properties officeooo:rsid="000f595c" officeooo:paragraph-rsid="000f595c"/>
    </style:style>
    <style:style style:name="P4" style:family="paragraph" style:parent-style-name="Standard">
      <style:text-properties officeooo:rsid="0012edcc" officeooo:paragraph-rsid="0012edcc"/>
    </style:style>
    <style:style style:name="P5" style:family="paragraph" style:parent-style-name="Standard">
      <style:text-properties officeooo:rsid="00160070" officeooo:paragraph-rsid="00160070"/>
    </style:style>
    <style:style style:name="P6" style:family="paragraph" style:parent-style-name="Standard">
      <style:text-properties officeooo:rsid="00169f17" officeooo:paragraph-rsid="00169f17"/>
    </style:style>
    <style:style style:name="P7" style:family="paragraph" style:parent-style-name="Standard">
      <style:text-properties officeooo:rsid="00180132" officeooo:paragraph-rsid="00180132"/>
    </style:style>
    <style:style style:name="P8" style:family="paragraph" style:parent-style-name="Standard">
      <style:text-properties officeooo:rsid="00180132" officeooo:paragraph-rsid="00198026"/>
    </style:style>
    <style:style style:name="P9" style:family="paragraph" style:parent-style-name="Standard">
      <style:text-properties officeooo:rsid="00180132" officeooo:paragraph-rsid="001b685c"/>
    </style:style>
    <style:style style:name="P10" style:family="paragraph" style:parent-style-name="Standard">
      <style:text-properties officeooo:rsid="00180132" officeooo:paragraph-rsid="001d043e"/>
    </style:style>
    <style:style style:name="P11" style:family="paragraph" style:parent-style-name="Standard">
      <style:text-properties officeooo:rsid="00180132" officeooo:paragraph-rsid="001d4cd6"/>
    </style:style>
    <style:style style:name="P12" style:family="paragraph" style:parent-style-name="Standard">
      <style:text-properties officeooo:rsid="001d043e" officeooo:paragraph-rsid="001d043e"/>
    </style:style>
    <style:style style:name="P13" style:family="paragraph" style:parent-style-name="Standard">
      <style:text-properties officeooo:rsid="001f3255" officeooo:paragraph-rsid="001f3255"/>
    </style:style>
    <style:style style:name="P14" style:family="paragraph" style:parent-style-name="Standard">
      <style:text-properties officeooo:rsid="0020db9d" officeooo:paragraph-rsid="0020db9d"/>
    </style:style>
    <style:style style:name="P15" style:family="paragraph" style:parent-style-name="Standard">
      <style:text-properties officeooo:rsid="0020db9d" officeooo:paragraph-rsid="0020fcba"/>
    </style:style>
    <style:style style:name="P16" style:family="paragraph" style:parent-style-name="Standard">
      <style:text-properties officeooo:rsid="0021dd70" officeooo:paragraph-rsid="0021dd70"/>
    </style:style>
    <style:style style:name="P17" style:family="paragraph" style:parent-style-name="Standard" style:list-style-name="L1">
      <style:text-properties officeooo:rsid="000e1826" officeooo:paragraph-rsid="000e1826"/>
    </style:style>
    <style:style style:name="P18" style:family="paragraph" style:parent-style-name="Standard" style:list-style-name="L2">
      <style:text-properties officeooo:rsid="000f595c" officeooo:paragraph-rsid="000f595c"/>
    </style:style>
    <style:style style:name="P19" style:family="paragraph" style:parent-style-name="Standard" style:list-style-name="L2">
      <style:text-properties officeooo:rsid="001131aa" officeooo:paragraph-rsid="001131aa"/>
    </style:style>
    <style:style style:name="P20" style:family="paragraph" style:parent-style-name="Standard" style:list-style-name="L3">
      <style:text-properties officeooo:rsid="0012edcc" officeooo:paragraph-rsid="0012edcc"/>
    </style:style>
    <style:style style:name="P21" style:family="paragraph" style:parent-style-name="Standard" style:list-style-name="L4">
      <style:text-properties officeooo:rsid="00160070" officeooo:paragraph-rsid="00160070"/>
    </style:style>
    <style:style style:name="P22" style:family="paragraph" style:parent-style-name="Standard">
      <style:text-properties officeooo:rsid="00180132" officeooo:paragraph-rsid="001d4cd6"/>
    </style:style>
    <style:style style:name="P23" style:family="paragraph" style:parent-style-name="Standard">
      <style:text-properties officeooo:rsid="002329ff" officeooo:paragraph-rsid="002329ff"/>
    </style:style>
    <style:style style:name="T1" style:family="text">
      <style:text-properties officeooo:rsid="00198026"/>
    </style:style>
    <style:style style:name="T2" style:family="text">
      <style:text-properties officeooo:rsid="001b685c"/>
    </style:style>
    <style:style style:name="T3" style:family="text">
      <style:text-properties officeooo:rsid="001d4cd6"/>
    </style:style>
    <style:style style:name="T4" style:family="text">
      <style:text-properties officeooo:rsid="0020fcba"/>
    </style:style>
    <style:style style:name="T5" style:family="text">
      <style:text-properties officeooo:rsid="0022451e"/>
    </style:style>
    <style:style style:name="T6" style:family="text">
      <style:text-properties officeooo:rsid="002329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Redes Wireless tem colisão constante, pois os pacotes são enviados em ondas magnéticas, além de todos os pacotes serem enviados para todos os dispositivos. Na placa de rede, o mac do pacote valida se o pacote deve ser descartado;</text:p>
      <text:p text:style-name="P2">&gt;Placa em modo promiscuo: recebe todos os pacotes enviados;</text:p>
      <text:p text:style-name="P2">&gt;Domínio de colisão:</text:p>
      <text:p text:style-name="P1">&gt;Tipos de comunicação:</text:p>
      <text:list xml:id="list1259327695" text:style-name="L1">
        <text:list-item>
          <text:p text:style-name="P17">Simples: Um dispositivo tem somente o papel de enviar, enquanto o outro somente recebe;</text:p>
        </text:list-item>
        <text:list-item>
          <text:p text:style-name="P17">Half-Duplex: Ambos enviam e recebem, mas não ao mesmo tempo;</text:p>
        </text:list-item>
        <text:list-item>
          <text:p text:style-name="P17">Full-Duplex: Ambos enviam e recebem ao mesmo tempo;</text:p>
        </text:list-item>
      </text:list>
      <text:p text:style-name="P1">&gt;Latência: tempo de atraso do quadro para sair da origem e chegar até o destino;</text:p>
      <text:p text:style-name="P3">&gt;Modos de Switching:</text:p>
      <text:list xml:id="list2185946190" text:style-name="L2">
        <text:list-item>
          <text:p text:style-name="P18">Cut-through: despacha o pacote assim que o <text:s/>MAC é descoberto</text:p>
        </text:list-item>
        <text:list-item>
          <text:p text:style-name="P18">Store-and-forward: recebe todo o pacote, verifica erros, descobre o MAC e encaminha para a porta de destino. Evita que pacotes corrompidos não sejam repassados. É o padrão dos Switches;</text:p>
        </text:list-item>
        <text:list-item>
          <text:p text:style-name="P19">Fragment-free: Leitura dos primeiros 64 bytes (cabeçalho do quadro) para garantir informações de endereçamento e repassa;</text:p>
        </text:list-item>
      </text:list>
      <text:p text:style-name="P4">&gt;Categorias de Switches:</text:p>
      <text:list xml:id="list1458926899" text:style-name="L3">
        <text:list-item>
          <text:p text:style-name="P20">Gerenciáveis: Possibilitam o gerenciamento por meio de software de forma remota e são mais caros que os não-gerenciáveis;</text:p>
        </text:list-item>
        <text:list-item>
          <text:p text:style-name="P20">Não-gerenciáveis:</text:p>
        </text:list-item>
      </text:list>
      <text:p text:style-name="P3"/>
      <text:list xml:id="list3767770695" text:style-name="L4">
        <text:list-item>
          <text:p text:style-name="P21">Rom - Post</text:p>
        </text:list-item>
        <text:list-item>
          <text:p text:style-name="P21">Flash – IOS - não perde</text:p>
        </text:list-item>
        <text:list-item>
          <text:p text:style-name="P21">NVRam- Startup config - não se perde</text:p>
        </text:list-item>
        <text:list-item>
          <text:p text:style-name="P21">Ram - running config – perde</text:p>
        </text:list-item>
      </text:list>
      <text:p text:style-name="P5"/>
      <text:p text:style-name="P6">Ctrl+shift+6 para destravar Switch</text:p>
      <text:p text:style-name="P12">switch&gt; enable</text:p>
      <text:p text:style-name="P7">switch# - modo de administração do switch</text:p>
      <text:p text:style-name="P7">switch# show running-config</text:p>
      <text:p text:style-name="P7">switch# config terminal</text:p>
      <text:p text:style-name="P7">switch(config)# - modo de configuração de rede</text:p>
      <text:p text:style-name="P8">switch(config)# <text:span text:style-name="T1">vlan 2</text:span></text:p>
      <text:p text:style-name="P8">switch(config-<text:span text:style-name="T1">vlan</text:span>)# <text:span text:style-name="T1">name FINANCEIRO</text:span></text:p>
      <text:p text:style-name="P8">switch(config-<text:span text:style-name="T1">vlan</text:span>)# <text:span text:style-name="T1">vlan 3</text:span></text:p>
      <text:p text:style-name="P9">switch(config-<text:span text:style-name="T1">vlan</text:span>)# <text:span text:style-name="T1">name ADM</text:span></text:p>
      <text:p text:style-name="P9">switch(config-<text:span text:style-name="T1">vlan</text:span>)# <text:span text:style-name="T2">exit</text:span></text:p>
      <text:p text:style-name="P9">switch(config)# <text:span text:style-name="T2">interface fa0/1</text:span></text:p>
      <text:p text:style-name="P9">switch(config-<text:span text:style-name="T2">if</text:span>)# <text:span text:style-name="T2">switchport access vlan 2</text:span></text:p>
      <text:p text:style-name="P1"/>
      <text:p text:style-name="P12">PORTA TRUNK</text:p>
      <text:p text:style-name="P12">switch&gt; enable</text:p>
      <text:p text:style-name="P10">switch# config terminal</text:p>
      <text:p text:style-name="P10">switch(config)# <text:span text:style-name="T2">interface fa0/3</text:span></text:p>
      <text:p text:style-name="P10">switch(config-<text:span text:style-name="T2">if</text:span>)# <text:span text:style-name="T2">switchport mode trunk</text:span></text:p>
      <text:p text:style-name="P10"/>
      <text:p text:style-name="P11">switch# <text:span text:style-name="T3">copy running-config startup-config</text:span></text:p>
      <text:p text:style-name="P11"/>
      <text:p text:style-name="P23">Vlan 1 - SERVER</text:p>
      <text:p text:style-name="P13">Vlan 2 – <text:span text:style-name="T6">LAB01</text:span></text:p>
      <text:p text:style-name="P14">Vlan 3 – LAB0<text:span text:style-name="T6">2</text:span></text:p>
      <text:p text:style-name="P15"><text:soft-page-break/>Vlan <text:span text:style-name="T4">4</text:span> – LAB0<text:span text:style-name="T6">3</text:span></text:p>
      <text:p text:style-name="P16">Vlan 5 – LAB0<text:span text:style-name="T6">4</text:span></text:p>
      <text:p text:style-name="P16">Vlan 6 - <text:span text:style-name="T6">ORAUD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9:48:12.140000000</meta:creation-date>
    <dc:date>2019-09-13T15:33:39.701000000</dc:date>
    <meta:editing-duration>PT2H19M51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44" meta:word-count="299" meta:character-count="1914" meta:non-whitespace-character-count="1664"/>
  </office:meta>
</office:document-meta>
</file>